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73aa" officeooo:paragraph-rsid="001173aa"/>
    </style:style>
    <style:style style:name="P2" style:family="paragraph" style:parent-style-name="Standard">
      <style:text-properties officeooo:rsid="00123e20" officeooo:paragraph-rsid="00123e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uchet Valentin</text:p>
      <text:p text:style-name="P1">Guerre-Chaley Mathieu</text:p>
      <text:p text:style-name="P2">Groupe 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5:23:28.044964227</meta:creation-date>
    <meta:generator>LibreOffice/5.2.5.1$Linux_X86_64 LibreOffice_project/20m0$Build-1</meta:generator>
    <dc:date>2017-03-31T15:31:22.835049765</dc:date>
    <meta:editing-duration>PT7M56S</meta:editing-duration>
    <meta:editing-cycles>2</meta:editing-cycles>
    <meta:document-statistic meta:table-count="0" meta:image-count="0" meta:object-count="0" meta:page-count="1" meta:paragraph-count="3" meta:word-count="6" meta:character-count="45" meta:non-whitespace-character-count="42"/>
  </office:meta>
</office:document-meta>
</file>